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3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1.1091in" fo:break-before="auto" style:use-optimal-row-height="true"/>
    </style:style>
    <style:style style:name="ro9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ore</text:p>
          </table:table-cell>
        </table:table-row>
        <table:table-row table:style-name="ro2">
          <table:table-cell office:value-type="string" calcext:value-type="string">
            <text:p>"Jas Emari's crew"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Sacred Way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Canto Bight Police Department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Cosmatanic Steppes bar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Coruscant rebel cell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Malkite poisoners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Divo family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Rebel Marines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Jedi Temple Guard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Batch Eight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"Plop Dribble's"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Mon Calamari Exodus Fleet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Amaxine warriors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Imperial Mining Institute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Mon Cal opera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Black Spire Station',</text:p>
          </table:table-cell>
          <table:table-cell office:value-type="float" office:value="-1" calcext:value-type="float">
            <text:p>-1</text:p>
          </table:table-cell>
        </table:table-row>
        <table:table-row table:style-name="ro5">
          <table:table-cell office:value-type="string" calcext:value-type="string">
            <text:p><text:s/>'Imperial Future Council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Graball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Red Key Raiders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Council of Neutral Systems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Ministry of Intelligence',</text:p>
          </table:table-cell>
          <table:table-cell office:value-type="float" office:value="-1" calcext:value-type="float">
            <text:p>-1</text:p>
          </table:table-cell>
        </table:table-row>
        <table:table-row table:style-name="ro4">
          <table:table-cell office:value-type="string" calcext:value-type="string">
            <text:p><text:s/>"Sentinel Base's flotilla",</text:p>
          </table:table-cell>
          <table:table-cell office:value-type="float" office:value="-1" calcext:value-type="float">
            <text:p>-1</text:p>
          </table:table-cell>
        </table:table-row>
        <table:table-row table:style-name="ro4">
          <table:table-cell office:value-type="string" calcext:value-type="string">
            <text:p><text:s/>'Imperial Super Commandos',</text:p>
          </table:table-cell>
          <table:table-cell office:value-type="float" office:value="-1" calcext:value-type="float">
            <text:p>-1</text:p>
          </table:table-cell>
        </table:table-row>
        <table:table-row table:style-name="ro4">
          <table:table-cell office:value-type="string" calcext:value-type="string">
            <text:p><text:s/>'Coruscant Hotel and Casino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"Karina's empire"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Republic administration corps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Mabari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Cularin Syndicate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Vushan family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Tatooine rebel cell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"Dok-Ondar's Den of Antiquities"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Communications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"Freedom's Sons"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Torrent Company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Rang Clan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Aurodium Sword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Strus clan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New Mandalorians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South Sector Sinners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"Nebit's tribe"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The Marching Horde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Children of the Empty Sun',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<text:s/>'91st Mobile Reconnaissance CorpsLightning Squadron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"Emperor's Boosters"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"Krayt's Claw"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'Scyre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Final Order',</text:p>
          </table:table-cell>
          <table:table-cell office:value-type="float" office:value="-1" calcext:value-type="float">
            <text:p>-1</text:p>
          </table:table-cell>
        </table:table-row>
        <table:table-row table:style-name="ro5">
          <table:table-cell office:value-type="string" calcext:value-type="string">
            <text:p><text:s/>'Crymorah syndicate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New Republic Security Bureau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Cladtech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"Lonaste's clan",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<text:s/>'Virujansi Rarified Air Cavalry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Rebel Alliance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Council of Elders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Pijali monarchy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"Grievous's family"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Cyndan Mining Guild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"Grox's pirate crew"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House Reya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Molos army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Droc family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Apprentice Legislature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Rebel Honor Guard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Data Seekers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Audit Division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"Oga's thugs"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Unit TI-23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Vak art gallery',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<text:s/>'Commission for a Safe and Secure Republic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Creature Stall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"Dao's fleet"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"Klik-Klak's droid army",</text:p>
          </table:table-cell>
          <table:table-cell office:value-type="float" office:value="-1" calcext:value-type="float">
            <text:p>-1</text:p>
          </table:table-cell>
        </table:table-row>
        <table:table-row table:style-name="ro5">
          <table:table-cell office:value-type="string" calcext:value-type="string">
            <text:p><text:s/>'Carpo Crime Syndicate',</text:p>
          </table:table-cell>
          <table:table-cell office:value-type="float" office:value="-1" calcext:value-type="float">
            <text:p>-1</text:p>
          </table:table-cell>
        </table:table-row>
        <table:table-row table:style-name="ro5">
          <table:table-cell office:value-type="string" calcext:value-type="string">
            <text:p><text:s/>'Crystal Moon Restaurant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"Jabba's Palace"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Imperial Super Commando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"Gully's"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Moonglow Polychemical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Church of the Force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Muunilinst Banking Clan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Chroman Labor Pits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Alliance Cabinet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Congress of Malastare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Daa Corporation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"MaDall's slave empire"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Gorensla kajidic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"Lohgarra's crew",</text:p>
          </table:table-cell>
          <table:table-cell office:value-type="float" office:value="1" calcext:value-type="float">
            <text:p>1</text:p>
          </table:table-cell>
        </table:table-row>
        <table:table-row table:style-name="ro8">
          <table:table-cell office:value-type="string" calcext:value-type="string">
            <text:p><text:s/>'Alliance to Restore the Republic 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Tagge Corporation',</text:p>
          </table:table-cell>
          <table:table-cell office:value-type="float" office:value="-1" calcext:value-type="float">
            <text:p>-1</text:p>
          </table:table-cell>
        </table:table-row>
        <table:table-row table:style-name="ro8">
          <table:table-cell office:value-type="string" calcext:value-type="string">
            <text:p><text:s/>'Confederacy of Independent Systems Navy',</text:p>
          </table:table-cell>
          <table:table-cell office:value-type="float" office:value="-1" calcext:value-type="float">
            <text:p>-1</text:p>
          </table:table-cell>
        </table:table-row>
        <table:table-row table:style-name="ro5">
          <table:table-cell office:value-type="string" calcext:value-type="string">
            <text:p><text:s/>'Imperial Survey Corps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Partisans 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Guardians of the Whills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Clan Wren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Casino Security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Cavern Angels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Tumperakki Haulage Company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First Order Special Forces',</text:p>
          </table:table-cell>
          <table:table-cell office:value-type="float" office:value="-1" calcext:value-type="float">
            <text:p>-1</text:p>
          </table:table-cell>
        </table:table-row>
        <table:table-row table:style-name="ro5">
          <table:table-cell office:value-type="string" calcext:value-type="string">
            <text:p><text:s/>'Naboo Royal Advisory Council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Imperial Information Office'</text:p>
          </table:table-cell>
          <table:table-cell office:value-type="float" office:value="-1" calcext:value-type="float">
            <text:p>-1</text:p>
          </table:table-cell>
        </table:table-row>
        <table:table-row table:style-name="ro5">
          <table:table-cell office:value-type="string" calcext:value-type="string">
            <text:p>'Sundari Mandalorian school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Hazard Squadron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Lothal re-settlement camp 43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The Lodge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Peace Faction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Techno Union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Wexley family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"Old Jho's Pit Stop"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Central Isopter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Quarren Isolation League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Mandalorian Guard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Deep Fathom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Otoh Gunga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"Salient's battle group"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"Hazram Namir's band"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Kallidahin curators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Irizi family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Blizzard Force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D-Squad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"Yrica Quell's squadron"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Flare Squadron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"Neesha Tor's family"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"Dex's Diner"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Republic Defense Coalition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Naboo Royal Space Fighter Corps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Chrono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Red Company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"Halsey's unit"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Ryloth blockade',</text:p>
          </table:table-cell>
          <table:table-cell office:value-type="float" office:value="-1" calcext:value-type="float">
            <text:p>-1</text:p>
          </table:table-cell>
        </table:table-row>
        <table:table-row table:style-name="ro5">
          <table:table-cell office:value-type="string" calcext:value-type="string">
            <text:p><text:s/>'Koorivar Fusiliers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Xrexus Cartel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"Ranzar Malk's crew"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Melodic Order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Wookiee Army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Separatist Droid Army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Kyrell family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Corellian Resistance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Assembly',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<text:s/>'Unidentified X-wing squadron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212th Recon Division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Digital Warfare Department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Mandalorian super commandos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Baktoid Armor Workshop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13th Battalion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New Republic Thirty-First',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<text:s/>"Freerago's Satellite Diner and Motel"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Bridger family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Yaruba Family of Kessel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Unidentified tribe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Clan Markona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Cadevon Family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Cloud City Imperial Garrison',</text:p>
          </table:table-cell>
          <table:table-cell office:value-type="float" office:value="-1" calcext:value-type="float">
            <text:p>-1</text:p>
          </table:table-cell>
        </table:table-row>
        <table:table-row table:style-name="ro5">
          <table:table-cell office:value-type="string" calcext:value-type="string">
            <text:p><text:s/>'Shepherd Squadron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Lothal sector fleet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Tibrin government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Jahen clan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Opposition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"Doom's unit",</text:p>
          </table:table-cell>
          <table:table-cell office:value-type="float" office:value="-1" calcext:value-type="float">
            <text:p>-1</text:p>
          </table:table-cell>
        </table:table-row>
        <table:table-row table:style-name="ro5">
          <table:table-cell office:value-type="string" calcext:value-type="string">
            <text:p><text:s/>'Ministry of Science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Collective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Wanton Wellspring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"Chimaera's bridge officer corps"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Fort Ypso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Resistance Intelligence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Fortuna family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Open Circle Fleet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Freetown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Force Builders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Yellow Seven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Senate Commandos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First Order Security Bureau',</text:p>
          </table:table-cell>
          <table:table-cell office:value-type="float" office:value="-1" calcext:value-type="float">
            <text:p>-1</text:p>
          </table:table-cell>
        </table:table-row>
        <table:table-row table:style-name="ro5">
          <table:table-cell office:value-type="string" calcext:value-type="string">
            <text:p><text:s/>"Salient II's militias"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"Deena's squad"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Perma families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Task Force 99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Old City Boys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Hynestian Royal Guard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Caretakers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Light side of the Force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Separatist Council',</text:p>
          </table:table-cell>
          <table:table-cell office:value-type="float" office:value="-1" calcext:value-type="float">
            <text:p>-1</text:p>
          </table:table-cell>
        </table:table-row>
        <table:table-row table:style-name="ro5">
          <table:table-cell office:value-type="string" calcext:value-type="string">
            <text:p><text:s/>'Royal Riar government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"Nath Tensent's crew",</text:p>
          </table:table-cell>
          <table:table-cell office:value-type="float" office:value="-1" calcext:value-type="float">
            <text:p>-1</text:p>
          </table:table-cell>
        </table:table-row>
        <table:table-row table:style-name="ro5">
          <table:table-cell office:value-type="string" calcext:value-type="string">
            <text:p><text:s/>'Imperial Special Forces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Utapaun Committee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"Visler Korda's faction"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Dagoyan Order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Dameron family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Tyn Syndicate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New Republic army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Bothan spynet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Highest bidder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VaporTech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Unidentified inn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Unidentified Clan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Harra the Hutt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Lurmen village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"Chewbacca's family"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Corellian Security Forces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Mon Cala blockade',</text:p>
          </table:table-cell>
          <table:table-cell office:value-type="float" office:value="-1" calcext:value-type="float">
            <text:p>-1</text:p>
          </table:table-cell>
        </table:table-row>
        <table:table-row table:style-name="ro4">
          <table:table-cell office:value-type="string" calcext:value-type="string">
            <text:p><text:s/>'Lothal garrisonref name="RB" /'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'Xonti Brothers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Twin Horns Storage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Darth Maul and Savage Opress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Mandalorians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"Zord's Spa and Bathhouse"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"Trunc Adurmush's gang"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Vanto family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Lothal resistance group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Erso family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Wreckers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Astarte line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Retail Caucus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Morak Imperial remnants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"Charlie's squad",</text:p>
          </table:table-cell>
          <table:table-cell office:value-type="float" office:value="1" calcext:value-type="float">
            <text:p>1</text:p>
          </table:table-cell>
        </table:table-row>
        <table:table-row table:style-name="ro8">
          <table:table-cell office:value-type="string" calcext:value-type="string">
            <text:p><text:s/>'Brotherhood of the Beatific Countenance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Clone Force 99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"Lexim's hunting ground",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<text:s/>'Sovereign Latitudes of Maracavanya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"Pok's Place"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"Ferren Barr's disciples"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Docking Bay 7 Food and Cargo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Zualjinn Syndicate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Mykapo insurgents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Clone Flight Squad Seven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Technical division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Kashyyyk resistance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Blood Bone Order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"Ryden's rebel cell"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Tech Bay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IGBC Financial Review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Parapa Cartel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"Chiata's unit"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Fylari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A Trandoshan posse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Bravo Squad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Ohnaka Transport Solutions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Journeyman Protectors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Directorate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Records Department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Ree family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Opaline Creed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First Order army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Shu-Torun royalty',</text:p>
          </table:table-cell>
          <table:table-cell office:value-type="float" office:value="-1" calcext:value-type="float">
            <text:p>-1</text:p>
          </table:table-cell>
        </table:table-row>
        <table:table-row table:style-name="ro7">
          <table:table-cell office:value-type="string" calcext:value-type="string">
            <text:p><text:s/>'Operation Fracture Oversight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"CC-2801's regiment"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Black Spire Outfitters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"Jom Barell's unit"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"Rae Sloane's fleet",</text:p>
          </table:table-cell>
          <table:table-cell office:value-type="float" office:value="-1" calcext:value-type="float">
            <text:p>-1</text:p>
          </table:table-cell>
        </table:table-row>
        <table:table-row table:style-name="ro4">
          <table:table-cell office:value-type="string" calcext:value-type="string">
            <text:p><text:s/>"Kosh's private smuggling operation"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Alderaan Enclave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Utapau Skyforce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Scoftic government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Sapphire Squadron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Skull Squadron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"Kristiss' group"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Milk Stand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Club Deeja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Flesh Mongers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Boadil family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Sturg Ganna',</text:p>
          </table:table-cell>
          <table:table-cell office:value-type="float" office:value="-1" calcext:value-type="float">
            <text:p>-1</text:p>
          </table:table-cell>
        </table:table-row>
        <table:table-row table:style-name="ro4">
          <table:table-cell office:value-type="string" calcext:value-type="string">
            <text:p><text:s/>"Chalmun's Spaceport Cantina"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Nashtah Squadron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Trade Federation fleet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Drahgor III fuel refinery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Hansen family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Tico family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Cha family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Amidalans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"Flestic Crupp's gang",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<text:s/>'Unidentified Galactic Republic regiment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Squadron Three',</text:p>
          </table:table-cell>
          <table:table-cell office:value-type="float" office:value="-1" calcext:value-type="float">
            <text:p>-1</text:p>
          </table:table-cell>
        </table:table-row>
        <table:table-row table:style-name="ro5">
          <table:table-cell office:value-type="string" calcext:value-type="string">
            <text:p><text:s/>"Gimm sisters' orphanage"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House Malvern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Droid Depot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"CC-1993's battalion",</text:p>
          </table:table-cell>
          <table:table-cell office:value-type="float" office:value="1" calcext:value-type="float">
            <text:p>1</text:p>
          </table:table-cell>
        </table:table-row>
        <table:table-row table:style-name="ro8">
          <table:table-cell office:value-type="string" calcext:value-type="string">
            <text:p><text:s/>'High Energy Concepts and Implementation Labs',</text:p>
          </table:table-cell>
          <table:table-cell office:value-type="float" office:value="-1" calcext:value-type="float">
            <text:p>-1</text:p>
          </table:table-cell>
        </table:table-row>
        <table:table-row table:style-name="ro4">
          <table:table-cell office:value-type="string" calcext:value-type="string">
            <text:p><text:s/>"Corellian Merchants' Guild"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Credit recovery division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Wilderness Preserve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Trade Federation Galactic Empir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Spanjaf family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Animal Instincts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Project Shantipole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"Kenner Loring's faction"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332nd Division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Zygerrian Slave Empire',</text:p>
          </table:table-cell>
          <table:table-cell office:value-type="float" office:value="-1" calcext:value-type="float">
            <text:p>-1</text:p>
          </table:table-cell>
        </table:table-row>
        <table:table-row table:style-name="ro5">
          <table:table-cell office:value-type="string" calcext:value-type="string">
            <text:p><text:s/>'Unidentified brigade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Scrapper Guild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Gillanium Syndicate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"Unidentified wampa's clan"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Transcept Media Solutions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"Jace Rucklin's racing team"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"Janus Kasmir's crew"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Imperial Ruling Council',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'Claw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Jinata Security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Sector Command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Blade Squadron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Alliance Military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"Brenna's brigade"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'Ohnaka Gan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House Elegin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Galaxy Beacon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Galactic Empir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Tech Masters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Support Services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7th Fleet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Epsilon Squadron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"Cad Bane's group"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Zenowai Crime Society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Warbird gang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Shag Kava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Beta Group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Bright Tree Village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Eadu Deployment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"Cracken's Crew"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Malkhanis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"Kekit's clan"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Lightning Squadron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Surface Command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Galactic Republi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"Barokki's division",</text:p>
          </table:table-cell>
          <table:table-cell office:value-type="float" office:value="-1" calcext:value-type="float">
            <text:p>-1</text:p>
          </table:table-cell>
        </table:table-row>
        <table:table-row table:style-name="ro7">
          <table:table-cell office:value-type="string" calcext:value-type="string">
            <text:p><text:s/>'Coruscant underworld police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Black Sun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Blythe family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Rishi Station unit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House of Basan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Naboo resistance',</text:p>
          </table:table-cell>
          <table:table-cell office:value-type="float" office:value="1" calcext:value-type="float">
            <text:p>1</text:p>
          </table:table-cell>
        </table:table-row>
        <table:table-row table:style-name="ro8">
          <table:table-cell office:value-type="string" calcext:value-type="string">
            <text:p><text:s/>"Tallissan Lintra's A-wing squadron"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Naboo underground resistance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Mon Cala Mercantile Fleet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"Queen of Ktath'atn's hive"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"Carlou Gendling's task force",</text:p>
          </table:table-cell>
          <table:table-cell office:value-type="float" office:value="-1" calcext:value-type="float">
            <text:p>-1</text:p>
          </table:table-cell>
        </table:table-row>
        <table:table-row table:style-name="ro7">
          <table:table-cell office:value-type="string" calcext:value-type="string">
            <text:p><text:s/>'Hosnian Prime Academy of Law Enforcement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Ground Logistics Division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Squadron Five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"Vylip F'alma's clan"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"Krysiant Rheden's crew"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Talz High Council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Gatherers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Jerjerrod family',</text:p>
          </table:table-cell>
          <table:table-cell office:value-type="float" office:value="-1" calcext:value-type="float">
            <text:p>-1</text:p>
          </table:table-cell>
        </table:table-row>
        <table:table-row table:style-name="ro5">
          <table:table-cell office:value-type="string" calcext:value-type="string">
            <text:p><text:s/>'Colossus garrison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332nd Company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"Vranki's Hotel and Casino"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Hynestian royal family',</text:p>
          </table:table-cell>
          <table:table-cell office:value-type="float" office:value="-1" calcext:value-type="float">
            <text:p>-1</text:p>
          </table:table-cell>
        </table:table-row>
        <table:table-row table:style-name="ro5">
          <table:table-cell office:value-type="string" calcext:value-type="string">
            <text:p><text:s/>"Mon Mothma's rebel cell"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Rancor Battalion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Unidentified syndicate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"Hetzal's security division",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<text:s/>'Committee for Historic Preservation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Naboo Royal Handmaidens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Temperance battle group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Bureau of Ships and Services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HoloNet News 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House Maccon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Various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Squadron One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"JN-093's squad",</text:p>
          </table:table-cell>
          <table:table-cell office:value-type="float" office:value="-1" calcext:value-type="float">
            <text:p>-1</text:p>
          </table:table-cell>
        </table:table-row>
        <table:table-row table:style-name="ro5">
          <table:table-cell office:value-type="string" calcext:value-type="string">
            <text:p><text:s/>'Rebel Alliance Special Forces',</text:p>
          </table:table-cell>
          <table:table-cell office:value-type="float" office:value="1" calcext:value-type="float">
            <text:p>1</text:p>
          </table:table-cell>
        </table:table-row>
        <table:table-row table:style-name="ro8">
          <table:table-cell office:value-type="string" calcext:value-type="string">
            <text:p><text:s/>"Masse Goskey's Arms Emporium and Explosives Mart"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Taung &amp; Zhell Society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Free Fleet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Gallius Rax 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ParSec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Kiwu family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Obbic family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"Sakhet's Noodles"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"B'omarr Order"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41st Elite Corps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Royal Court of Onderon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Unidentified bar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Diplomatic service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Mitth family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"Mace Windu's squad"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Gullet Gang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Kamino security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Nova Crime Syndicate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Dowutin Sith sect',</text:p>
          </table:table-cell>
          <table:table-cell office:value-type="float" office:value="-1" calcext:value-type="float">
            <text:p>-1</text:p>
          </table:table-cell>
        </table:table-row>
        <table:table-row table:style-name="ro4">
          <table:table-cell office:value-type="string" calcext:value-type="string">
            <text:p><text:s/>'Republic Special Task Force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"Quinlan Vos' unit"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Hutt circuses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Bilbousa Bazaa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Mon Cala fleet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Republic Military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"Ne'eda's Stalwarts"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Ordnance and Supply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Death Squad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181st Fighter Wing',</text:p>
          </table:table-cell>
          <table:table-cell office:value-type="float" office:value="-1" calcext:value-type="float">
            <text:p>-1</text:p>
          </table:table-cell>
        </table:table-row>
        <table:table-row table:style-name="ro5">
          <table:table-cell office:value-type="string" calcext:value-type="string">
            <text:p><text:s/>'Palpatine family',</text:p>
          </table:table-cell>
          <table:table-cell office:value-type="float" office:value="-1" calcext:value-type="float">
            <text:p>-1</text:p>
          </table:table-cell>
        </table:table-row>
        <table:table-row table:style-name="ro5">
          <table:table-cell office:value-type="string" calcext:value-type="string">
            <text:p><text:s/>"Leh'ahnyo Vas' unit"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Officer corps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Republic High Command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Lok Revenants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Entropian Hive Trading Council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"Myder's Mynocks"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"Tonk's crew"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7th Sky Corps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327th Star Corps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"Kassav's Tempest"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Savi &amp; Son Salvage'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'Mykapo system planetary defense forces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Frozen Kova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First Legion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Ranc gan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"Gwarm's gang"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104th Battalion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Syndicure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Unbroken Clan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Gray Syndicate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Rebel Alliance Starfighter Corps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Kijimi garrison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Gungan High Council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Xomit Transport Systems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Gatto Gang'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'Nexus',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office:value-type="string" calcext:value-type="string">
            <text:p><text:s/>'Imperial Military Department of Advanced Weapons Research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An aerial circus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"Rex's platoon"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Dr. Evazan Cosmetic Surgery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Quelton Fabrication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Todirium militia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Alliance Army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Custom House of Cantonca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Haxion Brood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Clan Rrrt',</text:p>
          </table:table-cell>
          <table:table-cell office:value-type="float" office:value="-1" calcext:value-type="float">
            <text:p>-1</text:p>
          </table:table-cell>
        </table:table-row>
        <table:table-row table:style-name="ro5">
          <table:table-cell office:value-type="string" calcext:value-type="string">
            <text:p><text:s/>"Epiphany moon's militia"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Sullustan Home Guard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"Kimmund's unit"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Gray Squadron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Kothal Roughnecks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Malastare delegation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Alderaanian delegation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Mandalorian resistance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"Flanx's flock"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Extraction Team Misericorde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Lady Valaria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Milvayne Authority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Bastatha security forces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New Republic Correctional Corps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Ben Diffle Fantanines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Force wielders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Starhowl Pirates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Queen of the Core Network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Tango Company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Hetzalian government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Canto Bight racetrack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Blacklip Pirates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"Jamie Brasen's crime syndicate"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Shosho Outpost',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<text:s/>'Alderaanian consular security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"Selda's cantina"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Rockhawkers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Military Oversight Committee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Shadow Squadron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HoloNet News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House Serenno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Doza family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"Sidon Ithano's crew"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"Valarian's gang"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"Kkkt's clan"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"Binks' forces"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"Morgan Elsbeth's army"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Delta Group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Senate Bureau of Intelligence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"Delphi Kloda's combat school"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Pijal capital city cantina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Saber Squadron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Xiono family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Lothal garrison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Mon Cal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Titan Squadron',</text:p>
          </table:table-cell>
          <table:table-cell office:value-type="float" office:value="-1" calcext:value-type="float">
            <text:p>-1</text:p>
          </table:table-cell>
        </table:table-row>
        <table:table-row table:style-name="ro4">
          <table:table-cell office:value-type="string" calcext:value-type="string">
            <text:p><text:s/>"Omzo Ivrevi's criminal organization"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Navlaas Triad garrison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Bulwark flotilla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Nan family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Sixth Kin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Republic Intelligence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Argyus family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"Kuiil's clan"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Moshi Bar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Hisseenian parliament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Syndulla clan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Wandering Star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Hackjackers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Unidentified human tribe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Lars family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Gagic Alliance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The Smuggler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Obsidian Squadron',</text:p>
          </table:table-cell>
          <table:table-cell office:value-type="float" office:value="-1" calcext:value-type="float">
            <text:p>-1</text:p>
          </table:table-cell>
        </table:table-row>
        <table:table-row table:style-name="ro8">
          <table:table-cell office:value-type="string" calcext:value-type="string">
            <text:p><text:s/>'Inyusu Tor mineral processing facility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"Bray's cleaning crew"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Fleet Intelligence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Elders of the Path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Takodana Castle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Keep the Core Secure',</text:p>
          </table:table-cell>
          <table:table-cell office:value-type="float" office:value="-1" calcext:value-type="float">
            <text:p>-1</text:p>
          </table:table-cell>
        </table:table-row>
        <table:table-row table:style-name="ro5">
          <table:table-cell office:value-type="string" calcext:value-type="string">
            <text:p><text:s/>'212th Attack Battalion',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<text:s/>"Syphacc's Bountiful Bounties"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Steadfast battlegroup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Gannis Ducain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Sinta Glacier Colony'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'Company 77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Outer Rim garrison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Yeager family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Unidentified roving school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Stormtrooper Corps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Alliance Fleet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"Wulfgar Kath's squad"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"Ergel's Bar",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<text:s/>"Ziro the Hutt's criminal organization"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Mining Guild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Anti-intrusion club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"Thrawn's guard",</text:p>
          </table:table-cell>
          <table:table-cell office:value-type="float" office:value="-1" calcext:value-type="float">
            <text:p>-1</text:p>
          </table:table-cell>
        </table:table-row>
        <table:table-row table:style-name="ro5">
          <table:table-cell office:value-type="string" calcext:value-type="string">
            <text:p><text:s/>"Gratloe's faction"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Espirion Multi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"Monnk's company"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"Trueping's"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Toydarian Toymaker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Mrinzebon garrison',</text:p>
          </table:table-cell>
          <table:table-cell office:value-type="float" office:value="-1" calcext:value-type="float">
            <text:p>-1</text:p>
          </table:table-cell>
        </table:table-row>
        <table:table-row table:style-name="ro4">
          <table:table-cell office:value-type="string" calcext:value-type="string">
            <text:p><text:s/>'InterGalactic Banking Clan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"Wyl Lark's squadron"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Senate Guard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"Obi-Wan Kenobi's taskforce"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Alderaan Flotilla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Prefsbelt Fleet Camp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Grysk military',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<text:s/>'Unidentified Klatooinian tribe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Sky-walker corps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Chromium Kings',</text:p>
          </table:table-cell>
          <table:table-cell office:value-type="float" office:value="-1" calcext:value-type="float">
            <text:p>-1</text:p>
          </table:table-cell>
        </table:table-row>
        <table:table-row table:style-name="ro5">
          <table:table-cell office:value-type="string" calcext:value-type="string">
            <text:p><text:s/>'One Oh Third Task Force',</text:p>
          </table:table-cell>
          <table:table-cell office:value-type="float" office:value="-1" calcext:value-type="float">
            <text:p>-1</text:p>
          </table:table-cell>
        </table:table-row>
        <table:table-row table:style-name="ro7">
          <table:table-cell office:value-type="string" calcext:value-type="string">
            <text:p><text:s/>'Unidentified gladiatorial arena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Rebel Alliance Corps of Engineers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Phoenix Cell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Group Two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Graf family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"Berch Teller's rebel cell"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Jawa tribe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Shadow University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Rebel command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"Imperial Navy's officer corps",</text:p>
          </table:table-cell>
          <table:table-cell office:value-type="float" office:value="-1" calcext:value-type="float">
            <text:p>-1</text:p>
          </table:table-cell>
        </table:table-row>
        <table:table-row table:style-name="ro4">
          <table:table-cell office:value-type="string" calcext:value-type="string">
            <text:p><text:s/>'Starlight Squadron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Nordoxicon Unlimited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Knights of Silver Dawn'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'Ashu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"Orr'UrRuuR'R's tribe"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Medical Corps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"Happy" Dapp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Noble Court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"Luminara Unduli's fleet group"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Advisers'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'Nihil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Yinchom Dojo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Grand Hutt Council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Archaeological Research Council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Kivu family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Batonn insurgents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"Thire's squad"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Nite Owls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Cloud City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Allehander Pso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Nuq Sin family business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Gardulla Besadii the Elder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Delta Squad',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'Open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Garello Technologies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"Toltek's band"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Defense Hierarchy Council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Centrists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Elite Praetorian Guard',</text:p>
          </table:table-cell>
          <table:table-cell office:value-type="float" office:value="-1" calcext:value-type="float">
            <text:p>-1</text:p>
          </table:table-cell>
        </table:table-row>
        <table:table-row table:style-name="ro8">
          <table:table-cell office:value-type="string" calcext:value-type="string">
            <text:p><text:s/>'Coruscant provisional government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Iron Squadron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"Nash Windrider's family"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First Order ',</text:p>
          </table:table-cell>
          <table:table-cell office:value-type="float" office:value="-1" calcext:value-type="float">
            <text:p>-1</text:p>
          </table:table-cell>
        </table:table-row>
        <table:table-row table:style-name="ro4">
          <table:table-cell office:value-type="string" calcext:value-type="string">
            <text:p><text:s/>'Brotherhood of Wire and Bone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Eroudac academy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Ivax Syndicate 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"Torvo Bolo's store"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"Kat Saka's Kettle"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Skywalker family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204th Imperial Fighter Wing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Nessin Courier &amp; Cargo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Kuari PrincessMax Rebo Band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Czerka Corporation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Anklebiter Brigade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Bespin Wing Guard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Gungan Grand Army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Nexu Claws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Commerce Guild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Unidentified pirate faction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Inquisitorius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"Heater's squad"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Picket Force Six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Mooga smuggling ring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"Jaum's crime syndicate"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"Yendor's family"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Propaganda Bureau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Squad Five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Garbis family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Tahn family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Frozen Wampas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Razorclaw Gang'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'Nystullum city government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"Depa Billaba's battalion"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"Drakka's Diner"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"Unkar's thugs",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<text:s/>"Young Ladies' Seminary of Lothal Settlers"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Subpro Corporation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Tierfon Yellow Aces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Imperial Broadcast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Jedi Orde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AppSci SaberCats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Sienar family',</text:p>
          </table:table-cell>
          <table:table-cell office:value-type="float" office:value="-1" calcext:value-type="float">
            <text:p>-1</text:p>
          </table:table-cell>
        </table:table-row>
        <table:table-row table:style-name="ro4">
          <table:table-cell office:value-type="string" calcext:value-type="string">
            <text:p><text:s/>"Cloud City Dockworkers' Union "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Ohnaka Gang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House Borgin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The Force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Imperial Academy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"Slick's unit"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House Hakka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Republic Transport Bureau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Podracing Quarterly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"Endente's arms dealing group",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<text:s/>'Resistance Starfighter Corps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New Republic Special Forces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Vesustrian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Bravo Flight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Mandalorian Protectors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Vanguard Squadron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First OrderFirst Order Special Forces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"Kiza's family"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Lumini pirates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San Tekka clan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"Cad Bane's group "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"Nokk's clan"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Niima Outpost Militia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Imperial Arm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Arratu Station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Chiss Defense Force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Grelka Sorka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Accresker Penal Legion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"A'Yark's tribe"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Clan of the Toribota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"Jogg and Mareena's garage"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Earl Alner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"Garindan ezz Zavor's clan",</text:p>
          </table:table-cell>
          <table:table-cell office:value-type="float" office:value="-1" calcext:value-type="float">
            <text:p>-1</text:p>
          </table:table-cell>
        </table:table-row>
        <table:table-row table:style-name="ro7">
          <table:table-cell office:value-type="string" calcext:value-type="string">
            <text:p><text:s/>'Galactic EmpireClawdite royal family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"Kara Xoo's Storm",</text:p>
          </table:table-cell>
          <table:table-cell office:value-type="float" office:value="-1" calcext:value-type="float">
            <text:p>-1</text:p>
          </table:table-cell>
        </table:table-row>
        <table:table-row table:style-name="ro5">
          <table:table-cell office:value-type="string" calcext:value-type="string">
            <text:p><text:s/>'Imperial territory G5-623',</text:p>
          </table:table-cell>
          <table:table-cell office:value-type="float" office:value="1" calcext:value-type="float">
            <text:p>1</text:p>
          </table:table-cell>
        </table:table-row>
        <table:table-row table:style-name="ro8">
          <table:table-cell office:value-type="string" calcext:value-type="string">
            <text:p><text:s/>'Imperial Ninety-Seventh Stormtrooper Legion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Royal guard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Lady Valarian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"Jacontro's gang"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Brotherhood of Darkness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Theta Squadron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Blue Dragon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Nikardun Destiny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Mos Pelgo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"Eeth Koth's family"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Maxa family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Crimson Squadron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Oru resistance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House Cormond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"DT-F16's squad",</text:p>
          </table:table-cell>
          <table:table-cell office:value-type="float" office:value="-1" calcext:value-type="float">
            <text:p>-1</text:p>
          </table:table-cell>
        </table:table-row>
        <table:table-row table:style-name="ro4">
          <table:table-cell office:value-type="string" calcext:value-type="string">
            <text:p><text:s/>"Cobalt Laborers' Reformation Front"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"Figrin D'an and the Modal Nodes"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Omega Squadron',</text:p>
          </table:table-cell>
          <table:table-cell office:value-type="float" office:value="-1" calcext:value-type="float">
            <text:p>-1</text:p>
          </table:table-cell>
        </table:table-row>
        <table:table-row table:style-name="ro7">
          <table:table-cell office:value-type="string" calcext:value-type="string">
            <text:p><text:s/>'Chandrilan Pathfinding Corps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"Nodo's shipyard"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Unidentified corporate fleet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"Rinnrivin Di's cartel"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4th SpecForce Regiment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Onoam mine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New Republic Defense Fleet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Thirty-Second Infantry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Scarif Deployment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Green Company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Dug Council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Coalstreak Squadron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"Mourner's Wail Syndicate"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Senior officer corps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Unidentified school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Unkar Plutt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CS-Squad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Trade Spine League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Rebel Intelligence',</text:p>
          </table:table-cell>
          <table:table-cell office:value-type="float" office:value="1" calcext:value-type="float">
            <text:p>1</text:p>
          </table:table-cell>
        </table:table-row>
        <table:table-row table:style-name="ro8">
          <table:table-cell office:value-type="string" calcext:value-type="string">
            <text:p><text:s/>'Magrody Institute of Programmable Intelligence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Unidentified Ewok tribe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Visitors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Dalnans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Boddee family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Plikh family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Reform Office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"Valin Hess's division"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Eleventh Fleet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Chekkoo clan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"Scorza's gang"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Kerkoidian Defense Force',</text:p>
          </table:table-cell>
          <table:table-cell office:value-type="float" office:value="-1" calcext:value-type="float">
            <text:p>-1</text:p>
          </table:table-cell>
        </table:table-row>
        <table:table-row table:style-name="ro4">
          <table:table-cell office:value-type="string" calcext:value-type="string">
            <text:p><text:s/>'Ubrikkian Industries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Fifth Fleet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Utapaun Security Forces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Vandor division'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'Traxus Division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Razzi Syndicate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Helix Squadron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Omicron Formation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Whisper Network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Vapetailers unit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"Watto's junkshop"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"Commandant's Cadets"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Circus Horrificus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"Jabba Desilijic Tiure's criminal empir"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"Deena Lorn's fireteam",</text:p>
          </table:table-cell>
          <table:table-cell office:value-type="float" office:value="-1" calcext:value-type="float">
            <text:p>-1</text:p>
          </table:table-cell>
        </table:table-row>
        <table:table-row table:style-name="ro5">
          <table:table-cell office:value-type="string" calcext:value-type="string">
            <text:p><text:s/>"Deelguh's forces"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Resistance army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Raada resistance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Nadiri fleet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Outer Rim Expedition and Supply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Fleet Command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"Seezelslak's Cantina"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Starros clan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Third Fleet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"Ana Tolla's crew"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Mining complex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"Guattako's army",</text:p>
          </table:table-cell>
          <table:table-cell office:value-type="float" office:value="-1" calcext:value-type="float">
            <text:p>-1</text:p>
          </table:table-cell>
        </table:table-row>
        <table:table-row table:style-name="ro5">
          <table:table-cell office:value-type="string" calcext:value-type="string">
            <text:p><text:s/>'Crymorah-backed pirates',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<text:s/>'Unidentified shoretrooper squad',</text:p>
          </table:table-cell>
          <table:table-cell office:value-type="float" office:value="-1" calcext:value-type="float">
            <text:p>-1</text:p>
          </table:table-cell>
        </table:table-row>
        <table:table-row table:style-name="ro4">
          <table:table-cell office:value-type="string" calcext:value-type="string">
            <text:p><text:s/>'Palace of Grakkus the Hutt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Naberrie family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"Kuiil's moisture farm"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Bravo Rising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"De'Rruyet Industries"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Stalgasin hive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Corporate Alliance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Riot Squadron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The Lucky Three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"Skraik's gang"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"Elrik Vonreg's squadron"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Guavian Death Gang',</text:p>
          </table:table-cell>
          <table:table-cell office:value-type="float" office:value="-1" calcext:value-type="float">
            <text:p>-1</text:p>
          </table:table-cell>
        </table:table-row>
        <table:table-row table:style-name="ro4">
          <table:table-cell office:value-type="string" calcext:value-type="string">
            <text:p><text:s/>'91st Mobile Reconnaissance Corps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Mud dwellers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"Ralchio Nervi's task force"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Gallandro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Guild of Technicians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Unidentified Devaronian clan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Blazing Claw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"Valco Pandion's fleet"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"Suli's cantina"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One Twenty-Fifth task force',</text:p>
          </table:table-cell>
          <table:table-cell office:value-type="float" office:value="-1" calcext:value-type="float">
            <text:p>-1</text:p>
          </table:table-cell>
        </table:table-row>
        <table:table-row table:style-name="ro5">
          <table:table-cell office:value-type="string" calcext:value-type="string">
            <text:p><text:s/>'Western Reaches Exchange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Syvik Delegation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Yasto Attsmun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Ibaar rebel network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New Republic Intelligence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"Oga's Cantina"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Kelen Biolabs',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<text:s/>'Jiro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Lawquanes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Alphabet Squadron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Calrissian family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War Faction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Dominion of the Ezaraa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Firestone Islands Guards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"Morad Sumar's far"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Hound Squadron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"Rantu's battalion"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Gorben Fra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Naval Intelligence Agency',</text:p>
          </table:table-cell>
          <table:table-cell office:value-type="float" office:value="-1" calcext:value-type="float">
            <text:p>-1</text:p>
          </table:table-cell>
        </table:table-row>
        <table:table-row table:style-name="ro5">
          <table:table-cell office:value-type="string" calcext:value-type="string">
            <text:p><text:s/>'Children of the Watch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Afe clan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Imperial Navy High Command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Bahk-tov Council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Anchorite sect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"Preigo's Traveling World of Wonder"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Hat Lo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Wookiee underground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Ufsa family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Banshee Squadron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Bobbajo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Stiletto Squadron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Utheel Outfitters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The Wooden Wookiee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Taharim Academy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Transport Corps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Vonreg family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Reeol line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Dark side of the Force',</text:p>
          </table:table-cell>
          <table:table-cell office:value-type="float" office:value="-1" calcext:value-type="float">
            <text:p>-1</text:p>
          </table:table-cell>
        </table:table-row>
        <table:table-row table:style-name="ro4">
          <table:table-cell office:value-type="string" calcext:value-type="string">
            <text:p><text:s/>'Unidentified freighter company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First Order starfighter corps',</text:p>
          </table:table-cell>
          <table:table-cell office:value-type="float" office:value="-1" calcext:value-type="float">
            <text:p>-1</text:p>
          </table:table-cell>
        </table:table-row>
        <table:table-row table:style-name="ro5">
          <table:table-cell office:value-type="string" calcext:value-type="string">
            <text:p><text:s/>'Pantoran Assembly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Imperial Military',</text:p>
          </table:table-cell>
          <table:table-cell office:value-type="float" office:value="-1" calcext:value-type="float">
            <text:p>-1</text:p>
          </table:table-cell>
        </table:table-row>
        <table:table-row table:style-name="ro5">
          <table:table-cell office:value-type="string" calcext:value-type="string">
            <text:p><text:s/>'Lasan High Honor Guard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The Hutt Hour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"Deliverance''s starfighter wing"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Hux family',</text:p>
          </table:table-cell>
          <table:table-cell office:value-type="float" office:value="-1" calcext:value-type="float">
            <text:p>-1</text:p>
          </table:table-cell>
        </table:table-row>
        <table:table-row table:style-name="ro4">
          <table:table-cell office:value-type="string" calcext:value-type="string">
            <text:p><text:s/>'Imperial Academy of Eriadu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Grakkus Arena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"Pan Eyta's Tempest"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Stormtrooper corps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Actlyon cantina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Refugee Relief Movement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"Ellian Zahra's assault group"</text:p>
          </table:table-cell>
          <table:table-cell office:value-type="float" office:value="-1" calcext:value-type="float">
            <text:p>-1</text:p>
          </table:table-cell>
        </table:table-row>
        <table:table-row table:style-name="ro5">
          <table:table-cell office:value-type="string" calcext:value-type="string">
            <text:p>'Archipelago University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Starkiller aerial defense force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Hutt Clans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Squadron Four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"Feresk Tssat's clan"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Krawg pirates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Mantis crew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Core Five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Dagger Squadron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Saka family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Imperial Intelligence',</text:p>
          </table:table-cell>
          <table:table-cell office:value-type="float" office:value="-1" calcext:value-type="float">
            <text:p>-1</text:p>
          </table:table-cell>
        </table:table-row>
        <table:table-row table:style-name="ro5">
          <table:table-cell office:value-type="string" calcext:value-type="string">
            <text:p><text:s/>'Presagers of Hakotei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Toydarian Royal Delegation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"Riosa's planetary security force"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Anoat sector fleet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First Order Navy',</text:p>
          </table:table-cell>
          <table:table-cell office:value-type="float" office:value="-1" calcext:value-type="float">
            <text:p>-1</text:p>
          </table:table-cell>
        </table:table-row>
        <table:table-row table:style-name="ro8">
          <table:table-cell office:value-type="string" calcext:value-type="string">
            <text:p><text:s/>'Unidentified escape pod salvage compan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House Valorum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"Garnac's hunting guil"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Navlaas Triad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Isobe royal family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"Egg-Brood Xazin'nizar",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<text:s/>'Interstellar Collections Limited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"Zel Gris's clan"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Kanjiklub',</text:p>
          </table:table-cell>
          <table:table-cell office:value-type="float" office:value="-1" calcext:value-type="float">
            <text:p>-1</text:p>
          </table:table-cell>
        </table:table-row>
        <table:table-row table:style-name="ro5">
          <table:table-cell office:value-type="string" calcext:value-type="string">
            <text:p><text:s/>'Graballa the Hutt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Coruscant Guard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Zealots of Psusan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Monarch of Shu-Torun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Royal House of Alderaan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Clone Youth Brigade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Mon Calamari Knights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Skystrike Academy',</text:p>
          </table:table-cell>
          <table:table-cell office:value-type="float" office:value="-1" calcext:value-type="float">
            <text:p>-1</text:p>
          </table:table-cell>
        </table:table-row>
        <table:table-row table:style-name="ro4">
          <table:table-cell office:value-type="string" calcext:value-type="string">
            <text:p><text:s/>'Logistics Division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Martez family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Nierre family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Megalox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Gran Protectorate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New Republic High Command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Naboo Palace Guard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Disciples of the Whills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Outlander Club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"Sugi's bounty hunters"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Ivax Syndicate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"Jat Kaa's Coolers"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Mon Calamari Guard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Jabba Desilijic Tiure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New Republic scout service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Royal Academy of Government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Ikkrukkian government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Alderaan guard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Mimbanese Liberation Army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"Wilhuff Tarkin's hunting team"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Nuq Sin family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SoroSuub Corporation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House Bonteri',</text:p>
          </table:table-cell>
          <table:table-cell office:value-type="float" office:value="-1" calcext:value-type="float">
            <text:p>-1</text:p>
          </table:table-cell>
        </table:table-row>
        <table:table-row table:style-name="ro4">
          <table:table-cell office:value-type="string" calcext:value-type="string">
            <text:p><text:s/>'Mandalore resistance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Undervine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Umbaran government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Surat Nuat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Mon Cala monarchy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Heliost Clan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Toydarian kingdom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Extraction Team Bravo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"Skahvi Renlow's crew"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"Thelan's smuggling ring"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Caracara Squadron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Kime Enanrum Academy of Arts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"Hangra's Meat Shack"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Tree Dweller tribes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Massassi Group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Botajef Defense Force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Xonti Brothers 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"Vurrsk's tribe"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Daughter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Dengue sisters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Iego council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Loyalists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Mandroxan Cartel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"Garnac's hunting guild"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Pau City Police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Exploration Corps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Jade Rat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709th Legion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The Tribe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Office of Imperial Promotion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Power Sliders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"Cordo's death trooper squad"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Sorgan Common House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Ruling Council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and Fact Correction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Unidentified family',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<text:s/>'Duro Interstellar Freight and Shipping',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<text:s/>'Defiance Flight Training Institute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Tagge family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"Fil's squad"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Imperial Press Corps',</text:p>
          </table:table-cell>
          <table:table-cell office:value-type="float" office:value="-1" calcext:value-type="float">
            <text:p>-1</text:p>
          </table:table-cell>
        </table:table-row>
        <table:table-row table:style-name="ro4">
          <table:table-cell office:value-type="string" calcext:value-type="string">
            <text:p><text:s/>'Sullustan resistance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Old Mandalorians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Malakili'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'Expansionary Defense Fleet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"Nath Tensent's squadron"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Culoss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BSO 401.72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"Q'anah's Marauders"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"Strus clanBrana's mercenary grou"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Office of Acquisitions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Unit Aurek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Closed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Substation Grimdock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Domino Squad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Hondo Ohnaka',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<text:s/>'Imperial Academy of Mandalore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Theed Conservatory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"Depa Billaba's second battalion"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Interstellar Thorilide Guild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Black Sun ruling council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Fourth Division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68th Legion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"Aunt Z's Tavern"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Alliance Starfighter Command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Exegol landing team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House Glorio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Sacred Order of Ramulus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Max Rebo Band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Kouhun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The Asteroid Belt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Coruscant Home Defense Fleet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Prasteen Braak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"Skywalker's fleet"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Varluk Organization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"Surat Nuat's gang"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"Gideon's Imperial remnant"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Sith Eternal army',</text:p>
          </table:table-cell>
          <table:table-cell office:value-type="float" office:value="-1" calcext:value-type="float">
            <text:p>-1</text:p>
          </table:table-cell>
        </table:table-row>
        <table:table-row table:style-name="ro4">
          <table:table-cell office:value-type="string" calcext:value-type="string">
            <text:p><text:s/>'Republic Corps of Engineers',</text:p>
          </table:table-cell>
          <table:table-cell office:value-type="float" office:value="1" calcext:value-type="float">
            <text:p>1</text:p>
          </table:table-cell>
        </table:table-row>
        <table:table-row table:style-name="ro8">
          <table:table-cell office:value-type="string" calcext:value-type="string">
            <text:p><text:s/>"B1's B2-series super battle droid battalion"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Cylo Directive',</text:p>
          </table:table-cell>
          <table:table-cell office:value-type="float" office:value="-1" calcext:value-type="float">
            <text:p>-1</text:p>
          </table:table-cell>
        </table:table-row>
        <table:table-row table:style-name="ro5">
          <table:table-cell office:value-type="string" calcext:value-type="string">
            <text:p><text:s/>'Thyferran bacta cartel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Ranc gang',</text:p>
          </table:table-cell>
          <table:table-cell office:value-type="float" office:value="-1" calcext:value-type="float">
            <text:p>-1</text:p>
          </table:table-cell>
        </table:table-row>
        <table:table-row table:style-name="ro5">
          <table:table-cell office:value-type="string" calcext:value-type="string">
            <text:p><text:s/>'Diplomatic Service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Veiled Sorority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Blood Monarchy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"Emperor's Royal Guard",</text:p>
          </table:table-cell>
          <table:table-cell office:value-type="float" office:value="-1" calcext:value-type="float">
            <text:p>-1</text:p>
          </table:table-cell>
        </table:table-row>
        <table:table-row table:style-name="ro5">
          <table:table-cell office:value-type="string" calcext:value-type="string">
            <text:p><text:s/>'71st GAV Battalion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"Tagge's mercenaries"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Otua Blank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Galactic Outdoor Survival School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Inspectorate',</text:p>
          </table:table-cell>
          <table:table-cell office:value-type="float" office:value="-1" calcext:value-type="float">
            <text:p>-1</text:p>
          </table:table-cell>
        </table:table-row>
        <table:table-row table:style-name="ro4">
          <table:table-cell office:value-type="string" calcext:value-type="string">
            <text:p><text:s/>"Kylo Ren's personal squadron"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Thugs of Thule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21st Nova Corps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Canto Casino and Racetrack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Sienar Fleet Systems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Crystal Cairn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Zeta Squadron',</text:p>
          </table:table-cell>
          <table:table-cell office:value-type="float" office:value="-1" calcext:value-type="float">
            <text:p>-1</text:p>
          </table:table-cell>
        </table:table-row>
        <table:table-row table:style-name="ro5">
          <table:table-cell office:value-type="string" calcext:value-type="string">
            <text:p><text:s/>'Kaminoan government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"Ramil's droid army"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Hylobon Enforcers',</text:p>
          </table:table-cell>
          <table:table-cell office:value-type="float" office:value="-1" calcext:value-type="float">
            <text:p>-1</text:p>
          </table:table-cell>
        </table:table-row>
        <table:table-row table:style-name="ro4">
          <table:table-cell office:value-type="string" calcext:value-type="string">
            <text:p><text:s/>'Republic Special Weapons Group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Sarlaccs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Hidden Hand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Blackguard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Canto Casino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Royal Naboo Security Forces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Pastoria kingdom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Golden Rocket Bank',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<text:s/>'Imperial Department of Military Research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"Iasento's tribe"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Graballa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Foot Patrol 7',</text:p>
          </table:table-cell>
          <table:table-cell office:value-type="float" office:value="-1" calcext:value-type="float">
            <text:p>-1</text:p>
          </table:table-cell>
        </table:table-row>
        <table:table-row table:style-name="ro4">
          <table:table-cell office:value-type="string" calcext:value-type="string">
            <text:p><text:s/>'Republic Starfighter Corps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Ministry of Technology',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'Krim',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<text:s/>'Core Worlds educational reform committee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"Reirin's clan"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Ordu Aspectu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Broken Horn Syndicate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Aloo family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Bear Clan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Solo family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Defender Squadron One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Garwian Unity',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<text:s/>'Fortress Vader Imperial garrison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Shrikes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Ghost Company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Fardi clan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Strus cla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Foxtrot Group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Dalborg Mining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"Phara's faction",</text:p>
          </table:table-cell>
          <table:table-cell office:value-type="float" office:value="1" calcext:value-type="float">
            <text:p>1</text:p>
          </table:table-cell>
        </table:table-row>
        <table:table-row table:style-name="ro8">
          <table:table-cell office:value-type="string" calcext:value-type="string">
            <text:p><text:s/>'Trade FederationConfederacy of Independent System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"Arane's partisans"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Batonn Defense Force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"Bounty Hunters' Guild"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Hyper-Communications Cartel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Ripper-Raptors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Aleena monarchy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Grakks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Byne Guild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An insurrectionist cell'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'Freemakers',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<text:s/>'Sentient 7 and the Clankers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Grysk Hegemony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First Order military',</text:p>
          </table:table-cell>
          <table:table-cell office:value-type="float" office:value="-1" calcext:value-type="float">
            <text:p>-1</text:p>
          </table:table-cell>
        </table:table-row>
        <table:table-row table:style-name="ro4">
          <table:table-cell office:value-type="string" calcext:value-type="string">
            <text:p><text:s/>"Jabba Desilijic Tiure's criminal empire "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Firaxa Syndicate',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'Inheritors of the Crystal'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Royal Onderon Militia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"Gradd's squadron"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Marocsaa subclan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Hundred and Twenty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Galactic Truth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Signal Intelligence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Aphra family'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"Lourna Dee's Tempest",</text:p>
          </table:table-cell>
          <table:table-cell office:value-type="float" office:value="-1" calcext:value-type="float">
            <text:p>-1</text:p>
          </table:table-cell>
        </table:table-row>
        <table:table-row table:style-name="ro4">
          <table:table-cell office:value-type="string" calcext:value-type="string">
            <text:p><text:s/>"Galek's TIE fighter squadron"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"Riff Tamson's legion",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<text:s/>'Zendiat Collective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Death Star trooper officer corps'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Kendoh Gang',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<text:s/>'One-Eighty-Fourth Attack Battalion',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s/>'FN Corps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Proam Avenue Citizen Assistance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'Toydarian Ministry Council',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'Meteor Squadron',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<text:s/>'Big Settlement hydro farm'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/>"Ubrik Adelhard's Imperial remnant",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<text:s/>'Lady of Coins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Tarkin family',</text:p>
          </table:table-cell>
          <table:table-cell office:value-type="float" office:value="-1" calcext:value-type="float">
            <text:p>-1</text:p>
          </table:table-cell>
        </table:table-row>
        <table:table-row table:style-name="ro5">
          <table:table-cell office:value-type="string" calcext:value-type="string">
            <text:p><text:s/>"The Ante's operation",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s/>'Refnu Corporation',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s/>'Tusken Raiders'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0T17:31:31.212678282</meta:creation-date>
    <dc:date>2022-02-20T22:15:59.953465889</dc:date>
    <meta:editing-duration>PT7M2S</meta:editing-duration>
    <meta:editing-cycles>1</meta:editing-cycles>
    <meta:document-statistic meta:table-count="1" meta:cell-count="2066" meta:object-count="0"/>
    <meta:generator>LibreOffice/7.2.5.2$Linux_X86_64 LibreOffice_project/20$Build-2</meta:generator>
  </office:meta>
</office:document-meta>
</file>